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4cdbd"/>
    </style:style>
    <style:style style:name="T2" style:family="text">
      <style:text-properties officeooo:rsid="0015b9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as haben Auge, Miefquirler und Wiesentreter gemeinsam? Sie sind <text:span text:style-name="T1">alle</text:span> in <text:span text:style-name="T2">dieser erinnerten und imaginierten Enzyklopädie der fantastischen Wesen und geflügelten Worte versammelt – der </text:span>Encyclopaedia Fantastica. // ISBN: 978-3-033-08288-5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ensch Meyer</meta:initial-creator>
    <meta:creation-date>2020-12-02T22:12:30.891000000</meta:creation-date>
    <dc:date>2020-12-02T22:14:57.846000000</dc:date>
    <dc:creator>Mensch Meyer</dc:creator>
    <meta:editing-duration>PT2M27S</meta:editing-duration>
    <meta:editing-cycles>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" meta:word-count="29" meta:character-count="236" meta:non-whitespace-character-count="207"/>
  </office:meta>
</office:document-meta>
</file>